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a5b06" officeooo:paragraph-rsid="001a5b0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a5b0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5b06" officeooo:paragraph-rsid="001a5b06"/>
    </style:style>
    <style:style style:name="P7" style:family="paragraph" style:parent-style-name="Standard">
      <style:text-properties officeooo:rsid="001c2804" officeooo:paragraph-rsid="001c2804"/>
    </style:style>
    <style:style style:name="T1" style:family="text">
      <style:text-properties officeooo:rsid="001a5b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workers</text:p>
      <text:p text:style-name="P1"><text:s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<text:s text:c="10"/><text:span text:style-name="T1">Row</text:span> <text:s text:c="7"/></text:p>
          </table:table-cell>
          <table:table-cell table:style-name="Table1.A1" table:number-columns-spanned="3" office:value-type="string">
            <text:p text:style-name="P3">City</text:p>
          </table:table-cell>
          <table:covered-table-cell/>
          <table:covered-table-cell/>
          <table:table-cell table:style-name="Table1.E1" table:number-columns-spanned="2" office:value-type="string">
            <text:p text:style-name="P3">Contact</text:p>
          </table:table-cell>
          <table:covered-table-cell/>
        </table:table-row>
        <table:table-row>
          <table:table-cell table:style-name="Table1.A2" office:value-type="string">
            <text:p text:style-name="P2"><text:s text:c="13"/></text:p>
          </table:table-cell>
          <table:table-cell table:style-name="Table1.A2" office:value-type="string">
            <text:p text:style-name="P5">Permanent</text:p>
          </table:table-cell>
          <table:table-cell table:style-name="Table1.A2" office:value-type="string">
            <text:p text:style-name="P3">Office</text:p>
          </table:table-cell>
          <table:table-cell table:style-name="Table1.A2" office:value-type="string">
            <text:p text:style-name="P3">Temporary</text:p>
          </table:table-cell>
          <table:table-cell table:style-name="Table1.A2" office:value-type="string">
            <text:p text:style-name="P3">Official</text:p>
          </table:table-cell>
          <table:table-cell table:style-name="Table1.F2" office:value-type="string">
            <text:p text:style-name="P3">Personal</text:p>
          </table:table-cell>
        </table:table-row>
        <table:table-row>
          <table:table-cell table:style-name="Table1.A2" office:value-type="string">
            <text:p text:style-name="P4"><text:span text:style-name="T1">1</text:span>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1"/>
      <text:list text:style-name="L1">
        <text:list-item>
          <text:p text:style-name="P6">Create this table</text:p>
        </text:list-item>
        <text:list-item>
          <text:p text:style-name="P6">Insert 3 entries inside it</text:p>
        </text:list-item>
        <text:list-item>
          <text:p text:style-name="P6">Update the temporary city of second row to new value</text:p>
        </text:list-item>
        <text:list-item>
          <text:p text:style-name="P6">Delete the official contact of row 1</text:p>
        </text:list-item>
        <text:list-item>
          <text:p text:style-name="P6">Print the personal contact numb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6:44:30.716912934</meta:creation-date>
    <dc:date>2023-05-03T13:36:27.237822074</dc:date>
    <meta:editing-duration>PT5M10S</meta:editing-duration>
    <meta:editing-cycles>2</meta:editing-cycles>
    <meta:generator>LibreOffice/7.4.1.2$Linux_X86_64 LibreOffice_project/3c58a8f3a960df8bc8fd77b461821e42c061c5f0</meta:generator>
    <meta:document-statistic meta:table-count="1" meta:image-count="0" meta:object-count="0" meta:page-count="1" meta:paragraph-count="20" meta:word-count="48" meta:character-count="273" meta:non-whitespace-character-count="215"/>
  </office:meta>
</office:document-meta>
</file>